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1803in" svg:y="1.6504in">
            <draw:object draw:notify-on-update-of-ranges="Sheet1.B2:Sheet1.B6 Sheet1.C2:Sheet1.C6 Sheet1.B2:Sheet1.B6 Sheet1.D2:Sheet1.D6 Sheet1.B2:Sheet1.B6 Sheet1.E2:Sheet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>
            <text:p>Physical dist in ft</text:p>
          </table:table-cell>
          <table:table-cell/>
          <table:table-cell office:value-type="string">
            <text:p>Left</text:p>
          </table:table-cell>
          <table:table-cell office:value-type="string">
            <text:p>Center</text:p>
          </table:table-cell>
          <table:table-cell office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A2]*12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([.C2]+1.7)/1.325" office:value-type="float" office:value="12.6037735849057">
            <text:p>12.6037735849</text:p>
          </table:table-cell>
          <table:table-cell table:formula="of:=([.D2]+1.7)/1.325" office:value-type="float" office:value="11.0943396226415">
            <text:p>11.0943396226</text:p>
          </table:table-cell>
          <table:table-cell table:formula="of:=([.E2]+5)/2"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3]*12"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table:formula="of:=([.C3]+1.7)/1.325" office:value-type="float" office:value="23.1698113207547">
            <text:p>23.1698113208</text:p>
          </table:table-cell>
          <table:table-cell table:formula="of:=([.D3]+1.7)/1.325" office:value-type="float" office:value="24.6792452830189">
            <text:p>24.679245283</text:p>
          </table:table-cell>
          <table:table-cell table:formula="of:=([.E3]+5)/2"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4]*12"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table:formula="of:=([.C4]+1.7)/1.325" office:value-type="float" office:value="36">
            <text:p>36</text:p>
          </table:table-cell>
          <table:table-cell table:formula="of:=([.D4]+1.7)/1.325" office:value-type="float" office:value="35.2452830188679">
            <text:p>35.2452830189</text:p>
          </table:table-cell>
          <table:table-cell table:formula="of:=([.E4]+5)/2" office:value-type="float" office:value="36">
            <text:p>3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5]*12"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91">
            <text:p>91</text:p>
          </table:table-cell>
          <table:table-cell table:formula="of:=([.C5]+1.7)/1.325" office:value-type="float" office:value="48.0754716981132">
            <text:p>48.0754716981</text:p>
          </table:table-cell>
          <table:table-cell table:formula="of:=([.D5]+1.7)/1.325" office:value-type="float" office:value="48.8301886792453">
            <text:p>48.8301886792</text:p>
          </table:table-cell>
          <table:table-cell table:formula="of:=([.E5]+5)/2" office:value-type="float" office:value="48">
            <text:p>4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6]*12" office:value-type="float" office:value="60">
            <text:p>60</text:p>
          </table:table-cell>
          <table:table-cell table:number-columns-repeated="2" office:value-type="float" office:value="78">
            <text:p>78</text:p>
          </table:table-cell>
          <table:table-cell office:value-type="float" office:value="115">
            <text:p>115</text:p>
          </table:table-cell>
          <table:table-cell table:formula="of:=([.C6]+1.7)/1.325" office:value-type="float" office:value="60.1509433962264">
            <text:p>60.1509433962</text:p>
          </table:table-cell>
          <table:table-cell table:formula="of:=([.D6]+1.7)/1.325" office:value-type="float" office:value="60.1509433962264">
            <text:p>60.1509433962</text:p>
          </table:table-cell>
          <table:table-cell table:formula="of:=([.E6]+5)/2" office:value-type="float" office:value="60">
            <text:p>60</text:p>
          </table:table-cell>
        </table:table-row>
        <table:table-row table:style-name="ro1">
          <table:table-cell table:number-columns-repeated="2"/>
          <table:table-cell table:formula="of:=LINEST([.C2:.C6];[.B2:.B6];1;1)" office:value-type="float" office:value="1.325">
            <text:p>1.325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mB </meta:initial-creator>
    <meta:creation-date>2013-04-11T08:46:57</meta:creation-date>
    <dc:date>2013-04-11T09:58:48</dc:date>
    <dc:creator>TeamB </dc:creator>
    <meta:editing-duration>PT56M41S</meta:editing-duration>
    <meta:editing-cycles>1</meta:editing-cycles>
    <meta:document-statistic meta:table-count="3" meta:cell-count="45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3cm" svg:y="3.205cm" style:legend-expansion="high" chart:style-name="ch2"/>
        <chart:plot-area chart:style-name="ch3" table:cell-range-address="Sheet1.B2:Sheet1.E6" svg:x="0.77cm" svg:y="0.855cm" svg:width="10.494cm" svg:height="7.545cm">
          <chartooo:coordinate-region svg:x="1.577cm" svg:y="1.055cm" svg:width="9.5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" chart:class="chart:scatter">
            <chart:domain table:cell-range-address="Sheet1.B2:Sheet1.B6"/>
            <chart:regression-curve chart:style-name="ch7">
              <chart:equation/>
            </chart:regression-curve>
            <chart:data-point chart:repeated="5"/>
          </chart:series>
          <chart:series chart:style-name="ch8" chart:values-cell-range-address="Sheet1.D2:Sheet1.D6" chart:class="chart:scatter">
            <chart:data-point chart:repeated="5"/>
          </chart:series>
          <chart:series chart:style-name="ch9" chart:values-cell-range-address="Sheet1.E2:Sheet1.E6" chart:class="chart:scatter">
            <chart:regression-curve chart:style-name="ch10">
              <chart:equation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B2:Sheet1.B6</svg:desc>
                </draw:g>
              </table:table-cell>
              <table:table-cell office:value-type="float" office:value="15">
                <text:p>15</text:p>
                <draw:g>
                  <svg:desc>Sheet1.C2:Sheet1.C6</svg:desc>
                </draw:g>
              </table:table-cell>
              <table:table-cell office:value-type="float" office:value="13">
                <text:p>13</text:p>
                <draw:g>
                  <svg:desc>Sheet1.D2:Sheet1.D6</svg:desc>
                </draw:g>
              </table:table-cell>
              <table:table-cell office:value-type="float" office:value="19">
                <text:p>19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